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eff494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a9e2a9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a9e2a9" draw:textarea-vertical-align="middle"/>
    </style:style>
    <style:style style:name="gr8" style:family="graphic" style:parent-style-name="standard">
      <style:graphic-properties draw:fill="solid" draw:fill-color="#e2a9a9" draw:textarea-vertical-align="middle"/>
    </style:style>
    <style:style style:name="gr9" style:family="graphic" style:parent-style-name="standard">
      <style:graphic-properties draw:fill="solid" draw:fill-color="#cdcdfb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fill-color="#a9e2a9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e2a9a9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fill-color="#e2a9a9" draw:textarea-vertical-align="middle"/>
    </style:style>
    <style:style style:name="gr14" style:family="graphic" style:parent-style-name="standard">
      <style:graphic-properties draw:fill="solid" draw:fill-color="#a9e2a9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rect draw:style-name="gr1" draw:text-style-name="P1" draw:layer="layout" svg:width="0.001cm" svg:height="0.317cm" svg:x="1.27cm" svg:y="-0.317cm">
          <text:p/>
        </draw:rect>
        <draw:rect draw:style-name="gr2" draw:text-style-name="P1" xml:id="id1" draw:id="id1" draw:layer="layout" svg:width="3.492cm" svg:height="1.588cm" svg:x="1.587cm" svg:y="1.587cm">
          <text:p text:style-name="P1">stout</text:p>
        </draw:rect>
        <draw:rect draw:style-name="gr2" draw:text-style-name="P1" xml:id="id2" draw:id="id2" draw:layer="layout" svg:width="3.492cm" svg:height="1.588cm" svg:x="1.587cm" svg:y="5.714cm">
          <text:p text:style-name="P1">user =</text:p>
        </draw:rect>
        <draw:rect draw:style-name="gr2" draw:text-style-name="P1" xml:id="id3" draw:id="id3" draw:layer="layout" svg:width="3.492cm" svg:height="1.588cm" svg:x="10.16cm" svg:y="3.492cm">
          <text:p text:style-name="P1">james</text:p>
        </draw:rect>
        <draw:rect draw:style-name="gr3" draw:text-style-name="P1" xml:id="id4" draw:id="id4" draw:layer="layout" svg:width="3.492cm" svg:height="1.588cm" svg:x="17.145cm" svg:y="3.492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home</text:p>
        </draw:rect>
        <draw:connector draw:style-name="gr4" draw:text-style-name="P1" draw:layer="layout" svg:x1="3.333cm" svg:y1="3.175cm" svg:x2="3.333cm" svg:y2="5.714cm" draw:start-shape="id1" draw:start-glue-point="2" draw:end-shape="id2" draw:end-glue-point="0" svg:d="M3333 3175v2539">
          <text:p/>
        </draw:connector>
        <draw:connector draw:style-name="gr4" draw:text-style-name="P1" draw:layer="layout" svg:x1="5.079cm" svg:y1="6.508cm" svg:x2="10.16cm" svg:y2="4.286cm" draw:start-shape="id2" draw:start-glue-point="1" draw:end-shape="id3" draw:end-glue-point="3" svg:d="M5079 6508h2541v-2222h2540">
          <text:p/>
        </draw:connector>
        <draw:connector draw:style-name="gr4" draw:text-style-name="P1" draw:layer="layout" svg:x1="13.652cm" svg:y1="4.286cm" svg:x2="17.145cm" svg:y2="4.286cm" draw:start-shape="id3" draw:start-glue-point="1" draw:end-shape="id4" draw:end-glue-point="3" svg:d="M13652 4286h3493">
          <text:p/>
        </draw:connector>
        <draw:rect draw:style-name="gr2" draw:text-style-name="P1" xml:id="id5" draw:id="id5" draw:layer="layout" svg:width="3.492cm" svg:height="1.588cm" svg:x="10.16cm" svg:y="6.667cm">
          <text:p text:style-name="P1">junior</text:p>
        </draw:rect>
        <draw:connector draw:style-name="gr4" draw:text-style-name="P1" draw:layer="layout" svg:x1="5.079cm" svg:y1="6.508cm" svg:x2="10.16cm" svg:y2="7.461cm" draw:start-shape="id2" draw:start-glue-point="1" draw:end-shape="id5" draw:end-glue-point="3" svg:d="M5079 6508h2541v953h2540">
          <text:p/>
        </draw:connector>
        <draw:rect draw:style-name="gr3" draw:text-style-name="P1" xml:id="id6" draw:id="id6" draw:layer="layout" svg:width="4.445cm" svg:height="1.588cm" svg:x="17.145cm" svg:y="6.667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home</text:p>
        </draw:rect>
        <draw:connector draw:style-name="gr4" draw:text-style-name="P1" draw:layer="layout" svg:x1="13.652cm" svg:y1="7.461cm" svg:x2="17.145cm" svg:y2="7.461cm" draw:start-shape="id5" draw:start-glue-point="1" draw:end-shape="id6" draw:end-glue-point="3" svg:d="M13652 7461h3493">
          <text:p/>
        </draw:connector>
        <draw:rect draw:style-name="gr2" draw:text-style-name="P1" xml:id="id7" draw:id="id7" draw:layer="layout" svg:width="3.492cm" svg:height="1.588cm" svg:x="10.16cm" svg:y="9.207cm">
          <text:p text:style-name="P1">john</text:p>
        </draw:rect>
        <draw:connector draw:style-name="gr4" draw:text-style-name="P1" draw:layer="layout" svg:x1="5.079cm" svg:y1="6.508cm" svg:x2="10.16cm" svg:y2="10.001cm" draw:start-shape="id2" draw:start-glue-point="1" draw:end-shape="id7" draw:end-glue-point="3" svg:d="M5079 6508h2541v3493h2540">
          <text:p/>
        </draw:connector>
        <draw:rect draw:style-name="gr3" draw:text-style-name="P1" xml:id="id8" draw:id="id8" draw:layer="layout" svg:width="4.445cm" svg:height="1.588cm" svg:x="17.145cm" svg:y="9.207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claims</text:p>
        </draw:rect>
        <draw:connector draw:style-name="gr4" draw:text-style-name="P1" draw:layer="layout" svg:x1="13.652cm" svg:y1="10.001cm" svg:x2="17.145cm" svg:y2="10.001cm" draw:start-shape="id7" draw:start-glue-point="1" draw:end-shape="id8" draw:end-glue-point="3" svg:d="M13652 10001h3493">
          <text:p/>
        </draw:connector>
        <draw:rect draw:style-name="gr2" draw:text-style-name="P1" xml:id="id9" draw:id="id9" draw:layer="layout" svg:width="3.492cm" svg:height="1.588cm" svg:x="10.16cm" svg:y="11.747cm">
          <text:p text:style-name="P1">james1</text:p>
        </draw:rect>
        <draw:rect draw:style-name="gr3" draw:text-style-name="P1" xml:id="id10" draw:id="id10" draw:layer="layout" svg:width="4.445cm" svg:height="1.588cm" svg:x="17.145cm" svg:y="11.747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landing</text:p>
        </draw:rect>
        <draw:connector draw:style-name="gr4" draw:text-style-name="P1" draw:layer="layout" svg:x1="13.652cm" svg:y1="12.541cm" svg:x2="17.145cm" svg:y2="12.541cm" draw:start-shape="id9" draw:start-glue-point="1" draw:end-shape="id10" draw:end-glue-point="3" svg:d="M13652 12541h3493">
          <text:p/>
        </draw:connector>
        <draw:connector draw:style-name="gr4" draw:text-style-name="P1" draw:layer="layout" svg:x1="5.079cm" svg:y1="6.508cm" svg:x2="10.16cm" svg:y2="12.541cm" draw:start-shape="id2" draw:start-glue-point="1" draw:end-shape="id9" draw:end-glue-point="3" svg:d="M5079 6508h2541v6033h2540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rect draw:style-name="gr3" draw:text-style-name="P1" xml:id="id12" draw:id="id12" draw:layer="layout" svg:width="3.49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home</text:p>
        </draw:rect>
        <draw:rect draw:style-name="gr3" draw:text-style-name="P1" xml:id="id11" draw:id="id11" draw:layer="layout" svg:width="3.492cm" svg:height="1.588cm" svg:x="10.16cm" svg:y="3.175cm">
          <text:p text:style-name="P1">slideTray</text:p>
        </draw:rect>
        <draw:connector draw:style-name="gr4" draw:text-style-name="P1" draw:layer="layout" svg:x1="10.16cm" svg:y1="3.969cm" svg:x2="5.715cm" svg:y2="3.969cm" draw:start-shape="id11" draw:start-glue-point="3" draw:end-shape="id12" draw:end-glue-point="1" svg:d="M10160 3969h-4445">
          <text:p/>
        </draw:connector>
        <draw:rect draw:style-name="gr3" draw:text-style-name="P1" xml:id="id13" draw:id="id13" draw:layer="layout" svg:width="5.397cm" svg:height="1.588cm" svg:x="20.32cm" svg:y="1.587cm">
          <text:p text:style-name="P1">slides/worker</text:p>
        </draw:rect>
        <draw:rect draw:style-name="gr3" draw:text-style-name="P1" xml:id="id14" draw:id="id14" draw:layer="layout" svg:width="5.397cm" svg:height="1.588cm" svg:x="20.32cm" svg:y="3.809cm">
          <text:p text:style-name="P1">slides/trader</text:p>
        </draw:rect>
        <draw:rect draw:style-name="gr3" draw:text-style-name="P1" xml:id="id15" draw:id="id15" draw:layer="layout" svg:width="5.397cm" svg:height="1.588cm" svg:x="20.32cm" svg:y="6.349cm">
          <text:p text:style-name="P1">slides/stage</text:p>
        </draw:rect>
        <draw:rect draw:style-name="gr3" draw:text-style-name="P1" xml:id="id16" draw:id="id16" draw:layer="layout" svg:width="5.397cm" svg:height="1.588cm" svg:x="20.32cm" svg:y="8.572cm">
          <text:p text:style-name="P1">grapher</text:p>
        </draw:rect>
        <draw:connector draw:style-name="gr4" draw:text-style-name="P1" draw:layer="layout" svg:x1="20.32cm" svg:y1="2.381cm" svg:x2="13.652cm" svg:y2="3.969cm" draw:start-shape="id13" draw:start-glue-point="3" draw:end-shape="id11" draw:end-glue-point="1" svg:d="M20320 2381h-3334v1588h-3334">
          <text:p/>
        </draw:connector>
        <draw:connector draw:style-name="gr4" draw:text-style-name="P1" draw:layer="layout" svg:x1="20.32cm" svg:y1="4.603cm" svg:x2="13.652cm" svg:y2="3.969cm" draw:start-shape="id14" draw:start-glue-point="3" draw:end-shape="id11" draw:end-glue-point="1" svg:d="M20320 4603h-3334v-634h-3334">
          <text:p/>
        </draw:connector>
        <draw:connector draw:style-name="gr4" draw:text-style-name="P1" draw:layer="layout" svg:x1="20.32cm" svg:y1="7.143cm" svg:x2="13.652cm" svg:y2="3.969cm" draw:start-shape="id15" draw:start-glue-point="3" draw:end-shape="id11" draw:end-glue-point="1" svg:d="M20320 7143h-3334v-3174h-3334">
          <text:p/>
        </draw:connector>
        <draw:connector draw:style-name="gr4" draw:text-style-name="P1" draw:layer="layout" svg:x1="20.32cm" svg:y1="9.366cm" svg:x2="13.652cm" svg:y2="3.969cm" draw:start-shape="id16" draw:start-glue-point="3" draw:end-shape="id11" draw:end-glue-point="1" svg:d="M20320 9366h-3334v-5397h-3334">
          <text:p/>
        </draw:connecto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rect draw:style-name="gr3" draw:text-style-name="P2" xml:id="id18" draw:id="id18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junior/home</text:span></text:p>
        </draw:rect>
        <draw:rect draw:style-name="gr3" draw:text-style-name="P2" xml:id="id17" draw:id="id17" draw:layer="layout" svg:width="8.255cm" svg:height="1.588cm" svg:x="15.24cm" svg:y="1.904cm">
          <text:p text:style-name="P1"><text:span text:style-name="T1">junior/load277</text:span></text:p>
        </draw:rect>
        <draw:rect draw:style-name="gr3" draw:text-style-name="P2" xml:id="id19" draw:id="id19" draw:layer="layout" svg:width="8.255cm" svg:height="1.588cm" svg:x="15.24cm" svg:y="4.126cm">
          <text:p text:style-name="P1"><text:span text:style-name="T1">junior/todo</text:span></text:p>
        </draw:rect>
        <draw:rect draw:style-name="gr3" draw:text-style-name="P2" xml:id="id20" draw:id="id20" draw:layer="layout" svg:width="8.255cm" svg:height="1.588cm" svg:x="15.24cm" svg:y="6.666cm">
          <text:p text:style-name="P1"><text:span text:style-name="T1">junior/billMedicaid</text:span></text:p>
        </draw:rect>
        <draw:rect draw:style-name="gr3" draw:text-style-name="P2" xml:id="id21" draw:id="id21" draw:layer="layout" svg:width="8.255cm" svg:height="1.588cm" svg:x="15.24cm" svg:y="8.889cm">
          <text:p text:style-name="P1"><text:span text:style-name="T1">junior/dbtables</text:span></text:p>
        </draw:rect>
        <draw:connector draw:style-name="gr4" draw:text-style-name="P1" draw:layer="layout" svg:x1="15.24cm" svg:y1="2.698cm" svg:x2="6.985cm" svg:y2="3.969cm" draw:start-shape="id17" draw:start-glue-point="3" draw:end-shape="id18" draw:end-glue-point="1" svg:d="M15240 2698h-4127v1271h-4128">
          <text:p/>
        </draw:connector>
        <draw:connector draw:style-name="gr4" draw:text-style-name="P1" draw:layer="layout" svg:x1="15.24cm" svg:y1="4.92cm" svg:x2="6.985cm" svg:y2="3.969cm" draw:start-shape="id19" draw:start-glue-point="3" draw:end-shape="id18" draw:end-glue-point="1" svg:d="M15240 4920h-4127v-951h-4128">
          <text:p/>
        </draw:connector>
        <draw:connector draw:style-name="gr4" draw:text-style-name="P1" draw:layer="layout" svg:x1="15.24cm" svg:y1="7.46cm" svg:x2="6.985cm" svg:y2="3.969cm" draw:start-shape="id20" draw:start-glue-point="3" draw:end-shape="id18" draw:end-glue-point="1" svg:d="M15240 7460h-4127v-3491h-4128">
          <text:p/>
        </draw:connector>
        <draw:connector draw:style-name="gr4" draw:text-style-name="P1" draw:layer="layout" svg:x1="15.24cm" svg:y1="9.683cm" svg:x2="6.985cm" svg:y2="3.969cm" draw:start-shape="id21" draw:start-glue-point="3" draw:end-shape="id18" draw:end-glue-point="1" svg:d="M15240 9683h-4127v-5714h-4128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rect draw:style-name="gr3" draw:text-style-name="P2" xml:id="id23" draw:id="id23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claims</text:span></text:p>
        </draw:rect>
        <draw:rect draw:style-name="gr6" draw:text-style-name="P2" xml:id="id22" draw:id="id22" draw:layer="layout" svg:width="8.255cm" svg:height="1.588cm" svg:x="15.24cm" svg:y="1.904cm">
          <text:p text:style-name="P1"><text:span text:style-name="T1">denialmangement</text:span></text:p>
        </draw:rect>
        <draw:connector draw:style-name="gr4" draw:text-style-name="P1" draw:layer="layout" svg:x1="15.24cm" svg:y1="2.698cm" svg:x2="6.985cm" svg:y2="3.969cm" draw:start-shape="id22" draw:start-glue-point="3" draw:end-shape="id23" draw:end-glue-point="1" svg:d="M15240 2698h-4127v1271h-4128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rect draw:style-name="gr3" draw:text-style-name="P2" xml:id="id30" draw:id="id30" draw:layer="layout" svg:width="4.762cm" svg:height="1.588cm" svg:x="1.587cm" svg:y="1.90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landing</text:span></text:p>
        </draw:rect>
        <draw:rect draw:style-name="gr3" draw:text-style-name="P2" xml:id="id24" draw:id="id24" draw:layer="layout" svg:width="8.255cm" svg:height="1.588cm" svg:x="19.049cm" svg:y="8.891cm">
          <text:p text:style-name="P1"><text:span text:style-name="T1">trader</text:span></text:p>
        </draw:rect>
        <draw:connector draw:style-name="gr4" draw:text-style-name="P1" draw:layer="layout" svg:x1="19.049cm" svg:y1="9.685cm" svg:x2="14.605cm" svg:y2="8.806cm" draw:start-shape="id24" draw:start-glue-point="3" draw:end-shape="id25" draw:end-glue-point="1" svg:d="M19049 9685h-2222v-879h-2222">
          <text:p/>
        </draw:connector>
        <draw:rect draw:style-name="gr3" draw:text-style-name="P2" xml:id="id26" draw:id="id26" draw:layer="layout" svg:width="8.255cm" svg:height="1.588cm" svg:x="18.732cm" svg:y="4.128cm">
          <text:p text:style-name="P1"><text:span text:style-name="T1">classes/charSheet</text:span></text:p>
        </draw:rect>
        <draw:rect draw:style-name="gr3" draw:text-style-name="P2" xml:id="id28" draw:id="id28" draw:layer="layout" svg:width="8.255cm" svg:height="1.588cm" svg:x="18.732cm" svg:y="6.668cm">
          <text:p text:style-name="P1"><text:span text:style-name="T1">slides/lampSetup</text:span></text:p>
        </draw:rect>
        <draw:connector draw:style-name="gr4" draw:text-style-name="P1" draw:layer="layout" svg:x1="18.732cm" svg:y1="4.922cm" svg:x2="16.51cm" svg:y2="3.492cm" draw:start-shape="id26" draw:start-glue-point="3" draw:end-shape="id27" draw:end-glue-point="1" svg:d="M18732 4922h-1111v-1430h-1111">
          <text:p/>
        </draw:connector>
        <draw:connector draw:style-name="gr4" draw:text-style-name="P1" draw:layer="layout" svg:x1="18.732cm" svg:y1="7.462cm" svg:x2="14.605cm" svg:y2="5.079cm" draw:start-shape="id28" draw:start-glue-point="3" draw:end-shape="id29" draw:end-glue-point="1" svg:d="M18732 7462h-2063v-2383h-2064">
          <text:p/>
        </draw:connector>
        <draw:rect draw:style-name="gr6" draw:text-style-name="P2" xml:id="id25" draw:id="id25" draw:layer="layout" svg:width="3.175cm" svg:height="1.271cm" svg:x="11.43cm" svg:y="8.171cm">
          <text:p text:style-name="P1"><text:span text:style-name="T1">$coins</text:span></text:p>
        </draw:rect>
        <draw:rect draw:style-name="gr6" draw:text-style-name="P2" xml:id="id27" draw:id="id27" draw:layer="layout" svg:width="5.08cm" svg:height="1.271cm" svg:x="11.43cm" svg:y="2.857cm">
          <text:p text:style-name="P1"><text:span text:style-name="T1">$characterSheet</text:span></text:p>
        </draw:rect>
        <draw:rect draw:style-name="gr6" draw:text-style-name="P2" xml:id="id29" draw:id="id29" draw:layer="layout" svg:width="3.175cm" svg:height="1.271cm" svg:x="11.43cm" svg:y="4.444cm">
          <text:p text:style-name="P1"><text:span text:style-name="T1">$splash</text:span></text:p>
        </draw:rect>
        <draw:connector draw:style-name="gr7" draw:text-style-name="P1" draw:layer="layout" svg:x1="11.43cm" svg:y1="8.806cm" svg:x2="6.349cm" svg:y2="2.699cm" draw:start-shape="id25" draw:start-glue-point="3" draw:end-shape="id30" draw:end-glue-point="1" svg:d="M11430 8806h-2540v-6107h-2541">
          <text:p/>
        </draw:connector>
        <draw:connector draw:style-name="gr7" draw:text-style-name="P1" draw:layer="layout" svg:x1="11.43cm" svg:y1="3.492cm" svg:x2="6.349cm" svg:y2="2.699cm" draw:start-shape="id27" draw:start-glue-point="3" draw:end-shape="id30" draw:end-glue-point="1" svg:d="M11430 3492h-2540v-793h-2541">
          <text:p/>
        </draw:connector>
        <draw:connector draw:style-name="gr7" draw:text-style-name="P1" draw:layer="layout" svg:x1="11.43cm" svg:y1="5.079cm" svg:x2="6.349cm" svg:y2="2.699cm" draw:start-shape="id29" draw:start-glue-point="3" draw:end-shape="id30" draw:end-glue-point="1" svg:d="M11430 5079h-2540v-2380h-2541">
          <text:p/>
        </draw:connector>
        <draw:rect draw:style-name="gr8" draw:text-style-name="P2" xml:id="id31" draw:id="id31" draw:layer="layout" svg:width="3.175cm" svg:height="1.271cm" svg:x="11.43cm" svg:y="6.35cm">
          <text:p text:style-name="P1"><text:span text:style-name="T1">jquery-ui</text:span></text:p>
        </draw:rect>
        <draw:connector draw:style-name="gr7" draw:text-style-name="P1" draw:layer="layout" svg:x1="11.43cm" svg:y1="6.985cm" svg:x2="6.349cm" svg:y2="2.699cm" draw:start-shape="id31" draw:start-glue-point="3" draw:end-shape="id30" draw:end-glue-point="1" svg:d="M11430 6985h-2540v-4286h-2541">
          <text:p/>
        </draw:connector>
        <draw:rect draw:style-name="gr8" draw:text-style-name="P2" draw:layer="layout" svg:width="3.175cm" svg:height="1.271cm" svg:x="11.431cm" svg:y="6.351cm">
          <text:p text:style-name="P1"><text:span text:style-name="T1">jquery-ui</text:span></text:p>
        </draw:rect>
        <draw:rect draw:style-name="gr9" draw:text-style-name="P2" xml:id="id32" draw:id="id32" draw:layer="layout" svg:width="3.175cm" svg:height="1.271cm" svg:x="1.587cm" svg:y="9.525cm">
          <text:p text:style-name="P1"><text:span text:style-name="T1">stout</text:span></text:p>
        </draw:rect>
        <draw:connector draw:style-name="gr10" draw:text-style-name="P1" draw:layer="layout" draw:type="line" svg:x1="3.968cm" svg:y1="3.493cm" svg:x2="3.174cm" svg:y2="9.525cm" draw:start-shape="id30" draw:start-glue-point="2" draw:end-shape="id32" svg:d="M3968 3493l-794 6032">
          <text:p/>
        </draw:connector>
        <draw:rect draw:style-name="gr9" draw:text-style-name="P2" xml:id="id33" draw:id="id33" draw:layer="layout" svg:width="3.175cm" svg:height="1.271cm" svg:x="21.59cm" svg:y="13.335cm">
          <text:p text:style-name="P1"><text:span text:style-name="T1">trader</text:span></text:p>
        </draw:rect>
        <draw:rect draw:style-name="gr6" draw:text-style-name="P2" xml:id="id34" draw:id="id34" draw:layer="layout" svg:width="3.175cm" svg:height="1.271cm" svg:x="21.59cm" svg:y="17.144cm">
          <text:p text:style-name="P1"><text:span text:style-name="T1">exchange</text:span></text:p>
        </draw:rect>
        <draw:connector draw:style-name="gr11" draw:text-style-name="P1" draw:layer="layout" draw:type="line" svg:x1="23.176cm" svg:y1="10.479cm" svg:x2="23.177cm" svg:y2="13.335cm" draw:start-shape="id24" draw:start-glue-point="2" draw:end-shape="id33" draw:end-glue-point="0" svg:d="M23176 10479l1 2856">
          <text:p/>
        </draw:connector>
        <draw:connector draw:style-name="gr11" draw:text-style-name="P1" draw:layer="layout" draw:type="line" svg:x1="23.177cm" svg:y1="17.144cm" svg:x2="23.177cm" svg:y2="14.606cm" draw:start-shape="id34" draw:start-glue-point="0" draw:end-shape="id33" draw:end-glue-point="2" svg:d="M23177 17144v-2538">
          <text:p/>
        </draw:connector>
        <draw:rect draw:style-name="gr6" draw:text-style-name="P2" xml:id="id35" draw:id="id35" draw:layer="layout" svg:width="4.445cm" svg:height="1.271cm" svg:x="11.43cm" svg:y="17.145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<text:span text:style-name="T1">$jCharacter</text:span></text:p>
        </draw:rect>
        <draw:connector draw:style-name="gr4" draw:text-style-name="P1" draw:layer="layout" svg:x1="11.43cm" svg:y1="17.78cm" svg:x2="6.349cm" svg:y2="2.699cm" draw:start-shape="id35" draw:start-glue-point="3" draw:end-shape="id30" draw:end-glue-point="1" svg:d="M11430 17780h-2540v-15081h-2541">
          <text:p/>
        </draw:connector>
        <draw:rect draw:style-name="gr6" draw:text-style-name="P2" xml:id="id36" draw:id="id36" draw:layer="layout" svg:width="3.81cm" svg:height="1.271cm" svg:x="11.43cm" svg:y="10.795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<text:span text:style-name="T1">$database</text:span></text:p>
        </draw:rect>
        <draw:connector draw:style-name="gr7" draw:text-style-name="P1" draw:layer="layout" svg:x1="11.43cm" svg:y1="11.43cm" svg:x2="6.349cm" svg:y2="2.699cm" draw:start-shape="id36" draw:start-glue-point="3" draw:end-shape="id30" draw:end-glue-point="1" svg:d="M11430 11430h-2540v-8731h-2541">
          <text:p/>
        </draw:connector>
        <draw:rect draw:style-name="gr6" draw:text-style-name="P2" xml:id="id37" draw:id="id37" draw:layer="layout" svg:width="3.175cm" svg:height="1.271cm" svg:x="11.43cm" svg:y="13.969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1"><text:span text:style-name="T1">$map</text:span></text:p>
        </draw:rect>
        <draw:connector draw:style-name="gr7" draw:text-style-name="P1" draw:layer="layout" svg:x1="11.43cm" svg:y1="14.604cm" svg:x2="6.349cm" svg:y2="2.699cm" draw:start-shape="id37" draw:start-glue-point="3" draw:end-shape="id30" draw:end-glue-point="1" svg:d="M11430 14604h-2540v-11905h-2541">
          <text:p/>
        </draw:connecto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rect draw:style-name="gr6" draw:text-style-name="P4" xml:id="id40" draw:id="id40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jCharacter</text:span></text:p>
        </draw:rect>
        <draw:rect draw:style-name="gr3" draw:text-style-name="P4" xml:id="id39" draw:id="id39" draw:layer="layout" svg:width="5.397cm" svg:height="0.953cm" svg:x="5.397cm" svg:y="3.81cm">
          <text:p text:style-name="P1"><text:span text:style-name="T2">classes/jCharacter</text:span></text:p>
        </draw:rect>
        <draw:rect draw:style-name="gr3" draw:text-style-name="P4" xml:id="id38" draw:id="id38" draw:layer="layout" svg:width="5.08cm" svg:height="0.953cm" svg:x="12.382cm" svg:y="3.81cm">
          <text:p text:style-name="P1"><text:span text:style-name="T2">classes/jform</text:span></text:p>
        </draw:rect>
        <draw:connector draw:style-name="gr4" draw:text-style-name="P4" draw:layer="layout" svg:x1="12.382cm" svg:y1="4.286cm" svg:x2="10.794cm" svg:y2="4.286cm" draw:start-shape="id38" draw:start-glue-point="3" draw:end-shape="id39" draw:end-glue-point="1" svg:d="M12382 4286h-1588">
          <text:p/>
        </draw:connector>
        <draw:connector draw:style-name="gr4" draw:text-style-name="P4" draw:layer="layout" svg:x1="5.397cm" svg:y1="4.286cm" svg:x2="3.174cm" svg:y2="2.54cm" draw:start-shape="id39" draw:start-glue-point="3" draw:end-shape="id40" draw:end-glue-point="2" svg:d="M5397 4286h-2223v-1746">
          <text:p/>
        </draw:connector>
        <draw:rect draw:style-name="gr9" draw:text-style-name="P4" xml:id="id41" draw:id="id41" draw:layer="layout" svg:width="6.35cm" svg:height="0.891cm" svg:x="13.652cm" svg:y="7.364cm">
          <text:p text:style-name="P1"><text:span text:style-name="T2">classes/characterSheet</text:span></text:p>
        </draw:rect>
        <draw:connector draw:style-name="gr11" draw:text-style-name="P4" draw:layer="layout" draw:type="line" svg:x1="14.922cm" svg:y1="4.763cm" svg:x2="16.827cm" svg:y2="7.364cm" draw:start-shape="id38" draw:start-glue-point="2" draw:end-shape="id41" draw:end-glue-point="0" svg:d="M14922 4763l1905 2601">
          <text:p/>
        </draw:connector>
        <draw:rect draw:style-name="gr8" draw:text-style-name="P4" xml:id="id42" draw:id="id42" draw:layer="layout" svg:width="5.556cm" svg:height="0.953cm" svg:x="1.27cm" svg:y="10.159cm">
          <text:p text:style-name="P1"><text:span text:style-name="T2">loadCharacterTable()</text:span></text:p>
        </draw:rect>
        <draw:connector draw:style-name="gr4" draw:text-style-name="P4" draw:layer="layout" draw:type="line" svg:x1="14.922cm" svg:y1="4.763cm" svg:x2="6.826cm" svg:y2="10.635cm" draw:start-shape="id38" draw:start-glue-point="2" draw:end-shape="id42" svg:d="M14922 4763l-8096 5872">
          <text:p/>
        </draw:connector>
        <draw:connector draw:style-name="gr1" draw:text-style-name="P4" draw:layer="layout" svg:x1="8.095cm" svg:y1="4.763cm" svg:x2="6.826cm" svg:y2="10.635cm" draw:start-shape="id39" draw:start-glue-point="2" draw:end-shape="id42" draw:end-glue-point="1" svg:d="M8095 4763v5872h-1269">
          <text:p/>
        </draw:connector>
        <draw:connector draw:style-name="gr11" draw:text-style-name="P4" draw:layer="layout" draw:type="line" svg:x1="4.048cm" svg:y1="11.112cm" svg:x2="6.033cm" svg:y2="13.176cm" draw:start-shape="id42" draw:start-glue-point="2" draw:end-shape="id43" draw:end-glue-point="3" svg:d="M4048 11112l1985 2064">
          <text:p/>
        </draw:connector>
        <draw:rect draw:style-name="gr8" draw:text-style-name="P4" xml:id="id43" draw:id="id43" draw:layer="layout" svg:width="5.715cm" svg:height="0.952cm" svg:x="6.033cm" svg:y="12.7cm">
          <text:p text:style-name="P1"><text:span text:style-name="T2">loadCharacterTable()</text:span></text:p>
        </draw:rect>
        <draw:connector draw:style-name="gr12" draw:text-style-name="P4" draw:layer="layout" svg:x1="13.652cm" svg:y1="7.809cm" svg:x2="11.748cm" svg:y2="13.176cm" draw:start-shape="id41" draw:start-glue-point="3" draw:end-shape="id43" draw:end-glue-point="1" svg:d="M13652 7809h-952v5367h-952">
          <text:p/>
        </draw:connector>
        <draw:rect draw:style-name="gr8" draw:text-style-name="P4" xml:id="id44" draw:id="id44" draw:layer="layout" svg:width="6.032cm" svg:height="0.953cm" svg:x="6.033cm" svg:y="14.604cm">
          <text:p text:style-name="P1"><text:span text:style-name="T2">deleteCharacter()</text:span></text:p>
        </draw:rect>
        <draw:rect draw:style-name="gr8" draw:text-style-name="P4" xml:id="id45" draw:id="id45" draw:layer="layout" svg:width="6.032cm" svg:height="0.954cm" svg:x="6.033cm" svg:y="16.826cm">
          <text:p text:style-name="P1"><text:span text:style-name="T2">addCharacter()</text:span></text:p>
        </draw:rect>
        <draw:connector draw:style-name="gr12" draw:text-style-name="P4" draw:layer="layout" svg:x1="13.652cm" svg:y1="7.809cm" svg:x2="12.065cm" svg:y2="15.08cm" draw:start-shape="id41" draw:start-glue-point="3" draw:end-shape="id44" draw:end-glue-point="1" svg:d="M13652 7809h-793v7271h-794">
          <text:p/>
        </draw:connector>
        <draw:connector draw:style-name="gr12" draw:text-style-name="P4" draw:layer="layout" svg:x1="13.652cm" svg:y1="7.809cm" svg:x2="12.065cm" svg:y2="17.303cm" draw:start-shape="id41" draw:start-glue-point="3" draw:end-shape="id45" draw:end-glue-point="1" svg:d="M13652 7809h-793v9494h-794">
          <text:p/>
        </draw:connector>
        <draw:connector draw:style-name="gr13" draw:text-style-name="P4" draw:layer="layout" draw:type="line" svg:x1="4.048cm" svg:y1="11.112cm" svg:x2="6.033cm" svg:y2="15.08cm" draw:start-shape="id42" draw:start-glue-point="2" draw:end-shape="id44" svg:d="M4048 11112l1985 3968">
          <text:p/>
        </draw:connector>
        <draw:connector draw:style-name="gr13" draw:text-style-name="P4" draw:layer="layout" draw:type="line" svg:x1="14.922cm" svg:y1="4.763cm" svg:x2="12.065cm" svg:y2="17.303cm" draw:start-shape="id38" draw:start-glue-point="2" draw:end-shape="id45" svg:d="M14922 4763l-2857 12540">
          <text:p/>
        </draw:connector>
        <draw:rect draw:style-name="gr6" draw:text-style-name="P4" xml:id="id46" draw:id="id46" draw:layer="layout" svg:width="4.127cm" svg:height="0.891cm" svg:x="17.78cm" svg:y="11.809cm">
          <text:p text:style-name="P1"><text:span text:style-name="T2">local</text:span></text:p>
        </draw:rect>
        <draw:connector draw:style-name="gr10" draw:text-style-name="P1" draw:layer="layout" draw:type="line" svg:x1="16.827cm" svg:y1="8.255cm" svg:x2="17.78cm" svg:y2="12.254cm" draw:start-shape="id41" draw:start-glue-point="2" draw:end-shape="id46" svg:d="M16827 8255l953 3999">
          <text:p/>
        </draw:connector>
        <draw:rect draw:style-name="gr8" draw:text-style-name="P4" xml:id="id47" draw:id="id47" draw:layer="layout" svg:width="6.032cm" svg:height="0.954cm" svg:x="17.78cm" svg:y="18.413cm">
          <text:p text:style-name="P1"><text:span text:style-name="T2">addCharacter()</text:span></text:p>
        </draw:rect>
        <draw:connector draw:style-name="gr14" draw:text-style-name="P1" draw:layer="layout" svg:x1="21.907cm" svg:y1="12.254cm" svg:x2="23.812cm" svg:y2="18.89cm" draw:start-shape="id46" draw:start-glue-point="1" draw:end-shape="id47" draw:end-glue-point="1" svg:d="M21907 12254h2406v6636h-501">
          <text:p/>
        </draw:connector>
        <draw:connector draw:style-name="gr10" draw:text-style-name="P1" draw:layer="layout" draw:type="line" svg:x1="12.065cm" svg:y1="17.303cm" svg:x2="17.78cm" svg:y2="18.89cm" draw:start-shape="id45" draw:start-glue-point="1" draw:end-shape="id47" svg:d="M12065 17303l5715 1587">
          <text:p/>
        </draw:connector>
        <draw:rect draw:style-name="gr8" draw:text-style-name="P4" xml:id="id48" draw:id="id48" draw:layer="layout" svg:width="6.032cm" svg:height="0.953cm" svg:x="17.78cm" svg:y="16.827cm">
          <text:p text:style-name="P1"><text:span text:style-name="T2">deleteCharacter()</text:span></text:p>
        </draw:rect>
        <draw:connector draw:style-name="gr10" draw:text-style-name="P1" draw:layer="layout" draw:type="line" svg:x1="12.065cm" svg:y1="15.08cm" svg:x2="17.78cm" svg:y2="17.303cm" draw:start-shape="id44" draw:start-glue-point="1" draw:end-shape="id48" draw:end-glue-point="3" svg:d="M12065 15080l5715 2223">
          <text:p/>
        </draw:connector>
        <draw:rect draw:style-name="gr8" draw:text-style-name="P4" xml:id="id49" draw:id="id49" draw:layer="layout" svg:width="5.715cm" svg:height="0.952cm" svg:x="17.779cm" svg:y="14.287cm">
          <text:p text:style-name="P1"><text:span text:style-name="T2">getCharacterList()</text:span></text:p>
        </draw:rect>
        <draw:connector draw:style-name="gr10" draw:text-style-name="P1" draw:layer="layout" draw:type="line" svg:x1="11.748cm" svg:y1="13.176cm" svg:x2="17.779cm" svg:y2="14.763cm" draw:start-shape="id43" draw:start-glue-point="1" draw:end-shape="id49" draw:end-glue-point="3" svg:d="M11748 13176l6031 1587">
          <text:p/>
        </draw:connector>
        <draw:rect draw:style-name="gr3" draw:text-style-name="P4" xml:id="id50" draw:id="id50" draw:layer="layout" svg:width="5.08cm" svg:height="0.953cm" svg:x="21.272cm" svg:y="4.762cm">
          <text:p text:style-name="P1"><text:span text:style-name="T2">classes/jtable</text:span></text:p>
        </draw:rect>
        <draw:connector draw:style-name="gr10" draw:text-style-name="P1" draw:layer="layout" draw:type="line" svg:x1="11.748cm" svg:y1="13.176cm" svg:x2="21.272cm" svg:y2="5.238cm" draw:start-shape="id43" draw:start-glue-point="1" draw:end-shape="id50" svg:d="M11748 13176l9524-7938">
          <text:p/>
        </draw:connector>
        <draw:connector draw:style-name="gr14" draw:text-style-name="P1" draw:layer="layout" svg:x1="21.907cm" svg:y1="12.254cm" svg:x2="23.494cm" svg:y2="14.763cm" draw:start-shape="id46" draw:start-glue-point="1" draw:end-shape="id49" draw:end-glue-point="1" svg:d="M21907 12254h2088v2509h-501">
          <text:p/>
        </draw:connector>
        <draw:connector draw:style-name="gr14" draw:text-style-name="P1" draw:layer="layout" svg:x1="21.907cm" svg:y1="12.254cm" svg:x2="23.812cm" svg:y2="17.303cm" draw:start-shape="id46" draw:start-glue-point="1" draw:end-shape="id48" draw:end-glue-point="1" svg:d="M21907 12254h2406v5049h-501">
          <text:p/>
        </draw:connecto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rect draw:style-name="gr6" draw:text-style-name="P4" xml:id="id52" draw:id="id52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datbase</text:span></text:p>
        </draw:rect>
        <draw:rect draw:style-name="gr3" draw:text-style-name="P4" xml:id="id51" draw:id="id51" draw:layer="layout" svg:width="5.08cm" svg:height="0.953cm" svg:x="8.572cm" svg:y="3.175cm">
          <text:p text:style-name="P1"><text:span text:style-name="T2">classes/localdb</text:span></text:p>
        </draw:rect>
        <draw:connector draw:style-name="gr7" draw:text-style-name="P1" draw:layer="layout" svg:x1="8.572cm" svg:y1="3.651cm" svg:x2="5.397cm" svg:y2="1.904cm" draw:start-shape="id51" draw:start-glue-point="3" draw:end-shape="id52" draw:end-glue-point="1" svg:d="M8572 3651h-1587v-1747h-1588">
          <text:p/>
        </draw:connector>
        <draw:rect draw:style-name="gr9" draw:text-style-name="P4" xml:id="id53" draw:id="id53" draw:layer="layout" svg:width="5.08cm" svg:height="0.953cm" svg:x="9.207cm" svg:y="8.89cm">
          <text:p text:style-name="P1"><text:span text:style-name="T2">classes/database</text:span></text:p>
        </draw:rect>
        <draw:rect draw:style-name="gr8" draw:text-style-name="P4" xml:id="id55" draw:id="id55" draw:layer="layout" svg:width="5.08cm" svg:height="0.953cm" svg:x="18.097cm" svg:y="8.89cm">
          <text:p text:style-name="P1"><text:span text:style-name="T2">create()</text:span></text:p>
        </draw:rect>
        <draw:rect draw:style-name="gr8" draw:text-style-name="P4" xml:id="id56" draw:id="id56" draw:layer="layout" svg:width="5.08cm" svg:height="0.953cm" svg:x="18.097cm" svg:y="10.478cm">
          <text:p text:style-name="P1"><text:span text:style-name="T2">drop()</text:span></text:p>
        </draw:rect>
        <draw:rect draw:style-name="gr8" draw:text-style-name="P4" xml:id="id54" draw:id="id54" draw:layer="layout" svg:width="5.08cm" svg:height="0.953cm" svg:x="18.097cm" svg:y="7.302cm">
          <text:p text:style-name="P1"><text:span text:style-name="T2">go()</text:span></text:p>
        </draw:rect>
        <draw:connector draw:style-name="gr14" draw:text-style-name="P1" draw:layer="layout" svg:x1="14.287cm" svg:y1="9.366cm" svg:x2="18.097cm" svg:y2="7.778cm" draw:start-shape="id53" draw:start-glue-point="1" draw:end-shape="id54" svg:d="M14287 9366h1905v-1588h1905">
          <text:p/>
        </draw:connector>
        <draw:connector draw:style-name="gr14" draw:text-style-name="P1" draw:layer="layout" svg:x1="14.287cm" svg:y1="9.366cm" svg:x2="18.097cm" svg:y2="9.366cm" draw:start-shape="id53" draw:start-glue-point="1" draw:end-shape="id55" draw:end-glue-point="3" svg:d="M14287 9366h3810">
          <text:p/>
        </draw:connector>
        <draw:connector draw:style-name="gr14" draw:text-style-name="P1" draw:layer="layout" svg:x1="14.287cm" svg:y1="9.366cm" svg:x2="18.097cm" svg:y2="10.954cm" draw:start-shape="id53" draw:start-glue-point="1" draw:end-shape="id56" svg:d="M14287 9366h1905v1588h1905">
          <text:p/>
        </draw:connector>
        <draw:connector draw:style-name="gr10" draw:text-style-name="P1" draw:layer="layout" draw:type="line" svg:x1="11.112cm" svg:y1="4.128cm" svg:x2="11.747cm" svg:y2="8.89cm" draw:start-shape="id51" draw:start-glue-point="2" draw:end-shape="id53" svg:d="M11112 4128l635 4762">
          <text:p/>
        </draw:connector>
        <draw:rect draw:style-name="gr6" draw:text-style-name="P4" xml:id="id57" draw:id="id57" draw:layer="layout" svg:width="4.127cm" svg:height="0.891cm" svg:x="9.841cm" svg:y="16.064cm">
          <text:p text:style-name="P1"><text:span text:style-name="T2">local</text:span></text:p>
        </draw:rect>
        <draw:rect draw:style-name="gr8" draw:text-style-name="P4" xml:id="id58" draw:id="id58" draw:layer="layout" svg:width="6.032cm" svg:height="0.954cm" svg:x="17.78cm" svg:y="18.541cm">
          <text:p text:style-name="P1"><text:span text:style-name="T2">dropTable()</text:span></text:p>
        </draw:rect>
        <draw:connector draw:style-name="gr14" draw:text-style-name="P1" draw:layer="layout" svg:x1="13.968cm" svg:y1="16.509cm" svg:x2="17.78cm" svg:y2="19.018cm" draw:start-shape="id57" draw:start-glue-point="1" draw:end-shape="id58" draw:end-glue-point="3" svg:d="M13968 16509h1906v2509h1906">
          <text:p/>
        </draw:connector>
        <draw:rect draw:style-name="gr8" draw:text-style-name="P4" xml:id="id60" draw:id="id60" draw:layer="layout" svg:width="6.032cm" svg:height="0.953cm" svg:x="17.78cm" svg:y="16.955cm">
          <text:p text:style-name="P1"><text:span text:style-name="T2">createTable()</text:span></text:p>
        </draw:rect>
        <draw:rect draw:style-name="gr8" draw:text-style-name="P4" xml:id="id59" draw:id="id59" draw:layer="layout" svg:width="5.715cm" svg:height="0.952cm" svg:x="17.779cm" svg:y="15.557cm">
          <text:p text:style-name="P1"><text:span text:style-name="T2">go()</text:span></text:p>
        </draw:rect>
        <draw:connector draw:style-name="gr14" draw:text-style-name="P1" draw:layer="layout" svg:x1="13.968cm" svg:y1="16.509cm" svg:x2="17.779cm" svg:y2="16.033cm" draw:start-shape="id57" draw:start-glue-point="1" draw:end-shape="id59" draw:end-glue-point="3" svg:d="M13968 16509h1906v-476h1905">
          <text:p/>
        </draw:connector>
        <draw:connector draw:style-name="gr14" draw:text-style-name="P1" draw:layer="layout" svg:x1="13.968cm" svg:y1="16.509cm" svg:x2="17.78cm" svg:y2="17.431cm" draw:start-shape="id57" draw:start-glue-point="1" draw:end-shape="id60" draw:end-glue-point="3" svg:d="M13968 16509h1906v922h1906">
          <text:p/>
        </draw:connector>
        <draw:connector draw:style-name="gr10" draw:text-style-name="P1" draw:layer="layout" draw:type="line" svg:x1="11.747cm" svg:y1="9.843cm" svg:x2="11.904cm" svg:y2="16.064cm" draw:start-shape="id53" draw:start-glue-point="2" draw:end-shape="id57" draw:end-glue-point="0" svg:d="M11747 9843l157 6221">
          <text:p/>
        </draw:connecto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rect draw:style-name="gr6" draw:text-style-name="P4" xml:id="id62" draw:id="id62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map</text:span></text:p>
        </draw:rect>
        <draw:rect draw:style-name="gr3" draw:text-style-name="P4" xml:id="id61" draw:id="id61" draw:layer="layout" svg:width="5.08cm" svg:height="0.953cm" svg:x="8.572cm" svg:y="3.175cm">
          <text:p text:style-name="P1"><text:span text:style-name="T2">classes/map</text:span></text:p>
        </draw:rect>
        <draw:connector draw:style-name="gr7" draw:text-style-name="P1" draw:layer="layout" svg:x1="8.572cm" svg:y1="3.651cm" svg:x2="5.397cm" svg:y2="1.904cm" draw:start-shape="id61" draw:start-glue-point="3" draw:end-shape="id62" draw:end-glue-point="1" svg:d="M8572 3651h-1587v-1747h-1588">
          <text:p/>
        </draw:connector>
        <draw:rect draw:style-name="gr3" draw:text-style-name="P4" draw:layer="layout" svg:width="2.857cm" svg:height="0.953cm" svg:x="1.27cm" svg:y="6.35cm">
          <text:p text:style-name="P1"><text:span text:style-name="T2">table</text:span></text:p>
        </draw:rect>
        <draw:rect draw:style-name="gr3" draw:text-style-name="P4" draw:layer="layout" svg:width="2.857cm" svg:height="0.953cm" svg:x="2.858cm" svg:y="7.937cm">
          <text:p text:style-name="P1"><text:span text:style-name="T2">tr</text:span></text:p>
        </draw:rect>
        <draw:rect draw:style-name="gr3" draw:text-style-name="P4" draw:layer="layout" svg:width="2.857cm" svg:height="0.953cm" svg:x="4.127cm" svg:y="9.524cm">
          <text:p text:style-name="P1"><text:span text:style-name="T2">td</text:span></text:p>
        </draw:rect>
        <draw:rect draw:style-name="gr3" draw:text-style-name="P4" draw:layer="layout" svg:width="6.032cm" svg:height="0.953cm" svg:x="5.08cm" svg:y="11.112cm">
          <text:p text:style-name="P1"><text:span text:style-name="T2">div .space .emptySpace</text:span></text:p>
        </draw:rect>
        <draw:rect draw:style-name="gr3" draw:text-style-name="P4" draw:layer="layout" svg:width="6.032cm" svg:height="0.953cm" svg:x="16.192cm" svg:y="7.62cm">
          <text:p text:style-name="P1"><text:span text:style-name="T2">div .space</text:span></text:p>
        </draw:rect>
        <draw:rect draw:style-name="gr3" draw:text-style-name="P4" draw:layer="layout" svg:width="6.032cm" svg:height="0.953cm" svg:x="16.192cm" svg:y="11.429cm">
          <text:p text:style-name="P1"><text:span text:style-name="T2">div .space</text:span></text:p>
        </draw:rect>
        <draw:rect draw:style-name="gr3" draw:text-style-name="P4" draw:layer="layout" svg:width="6.032cm" svg:height="0.953cm" svg:x="17.78cm" svg:y="9.207cm">
          <text:p text:style-name="P1"><text:span text:style-name="T2">div .tile</text:span></text:p>
        </draw:rect>
        <draw:rect draw:style-name="gr3" draw:text-style-name="P4" draw:layer="layout" svg:width="6.032cm" svg:height="0.953cm" svg:x="17.78cm" svg:y="13.017cm">
          <text:p text:style-name="P1"><text:span text:style-name="T2">div .tile</text:span></text:p>
        </draw:rect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1-06T12:17:59.51</meta:creation-date>
    <dc:date>2015-01-16T13:45:37.24</dc:date>
    <dc:creator>james </dc:creator>
    <meta:editing-duration>PT5H54M31S</meta:editing-duration>
    <meta:editing-cycles>5</meta:editing-cycles>
    <meta:generator>OpenOffice/4.1.1$Win32 OpenOffice.org_project/411m6$Build-9775</meta:generator>
    <meta:document-statistic meta:object-count="170"/>
  </office:meta>
</office:document-meta>
</file>